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  <style:text-properties fo:font-weight="bold" style:font-weight-asian="bold" fo:color="#000000"/>
    </style:style>
    <style:style style:name="T8" style:parent-style-name="Absatz-Standardschriftart" style:family="text">
      <style:text-properties style:language-asian="de" style:country-asian="DE"/>
    </style:style>
    <style:style style:name="T9" style:parent-style-name="Absatz-Standardschriftart" style:family="text">
      <style:text-properties style:language-asian="de" style:country-asian="DE"/>
    </style:style>
    <style:style style:name="T10" style:parent-style-name="Absatz-Standardschriftart" style:family="text">
      <style:text-properties style:language-asian="de" style:country-asian="DE"/>
    </style:style>
    <style:style style:name="P11" style:parent-style-name="Standard" style:family="paragraph">
      <style:paragraph-properties fo:text-align="center" fo:margin-top="0in" fo:margin-bottom="0in" fo:line-height="100%"/>
    </style:style>
    <style:style style:name="T12" style:parent-style-name="Absatz-Standardschriftart" style:family="text">
      <style:text-properties style:language-asian="de" style:country-asian="DE"/>
    </style:style>
    <style:style style:name="P13" style:parent-style-name="Standard" style:family="paragraph">
      <style:paragraph-properties fo:text-align="center" fo:margin-top="0in" fo:margin-bottom="0in" fo:line-height="100%"/>
    </style:style>
    <style:style style:name="T14" style:parent-style-name="Absatz-Standardschriftart" style:family="text">
      <style:text-properties style:language-asian="de" style:country-asian="DE"/>
    </style:style>
    <style:style style:name="P15" style:parent-style-name="Standard" style:family="paragraph">
      <style:paragraph-properties fo:margin-top="0in" fo:margin-bottom="0in" fo:line-height="100%"/>
    </style:style>
    <style:style style:name="T16" style:parent-style-name="Absatz-Standardschriftart" style:family="text">
      <style:text-properties style:language-asian="de" style:country-asian="DE"/>
    </style:style>
    <style:style style:name="T17" style:parent-style-name="Absatz-Standardschriftart" style:family="text">
      <style:text-properties style:language-asian="de" style:country-asian="DE"/>
    </style:style>
    <style:style style:name="P18" style:parent-style-name="Standard" style:family="paragraph">
      <style:paragraph-properties fo:text-align="center" fo:margin-top="0in" fo:margin-bottom="0in" fo:line-height="100%"/>
    </style:style>
    <style:style style:name="T19" style:parent-style-name="Absatz-Standardschriftart" style:family="text">
      <style:text-properties style:language-asian="de" style:country-asian="DE"/>
    </style:style>
    <style:style style:name="P20" style:parent-style-name="Standard" style:family="paragraph">
      <style:paragraph-properties fo:text-align="center" fo:margin-top="0in" fo:margin-bottom="0in" fo:line-height="100%"/>
    </style:style>
    <style:style style:name="T21" style:parent-style-name="Absatz-Standardschriftart" style:family="text">
      <style:text-properties style:language-asian="de" style:country-asian="DE"/>
    </style:style>
    <style:style style:name="P22" style:parent-style-name="Standard" style:family="paragraph">
      <style:paragraph-properties fo:break-before="page"/>
    </style:style>
    <style:style style:name="P23" style:parent-style-name="Überschrift1" style:family="paragraph">
      <style:paragraph-properties fo:text-align="center"/>
      <style:text-properties fo:font-weight="bold" style:font-weight-asian="bold" fo:color="#000000"/>
    </style:style>
    <style:style style:name="T24" style:parent-style-name="Absatz-Standardschriftart" style:family="text">
      <style:text-properties style:language-asian="de" style:country-asian="DE"/>
    </style:style>
    <style:style style:name="P25" style:parent-style-name="Standard" style:family="paragraph">
      <style:paragraph-properties fo:text-align="center" fo:margin-top="0in" fo:margin-bottom="0in" fo:line-height="100%"/>
    </style:style>
    <style:style style:name="T26" style:parent-style-name="Absatz-Standardschriftart" style:family="text">
      <style:text-properties style:language-asian="de" style:country-asian="DE"/>
    </style:style>
    <style:style style:name="T27" style:parent-style-name="Absatz-Standardschriftart" style:family="text">
      <style:text-properties style:language-asian="de" style:country-asian="DE"/>
    </style:style>
    <style:style style:name="T28" style:parent-style-name="Absatz-Standardschriftart" style:family="text">
      <style:text-properties style:language-asian="de" style:country-asian="DE"/>
    </style:style>
    <style:style style:name="T29" style:parent-style-name="Absatz-Standardschriftart" style:family="text">
      <style:text-properties style:language-asian="de" style:country-asian="DE"/>
    </style:style>
    <style:style style:name="T30" style:parent-style-name="Absatz-Standardschriftart" style:family="text">
      <style:text-properties style:language-asian="de" style:country-asian="DE"/>
    </style:style>
    <style:style style:name="T31" style:parent-style-name="Absatz-Standardschriftart" style:family="text">
      <style:text-properties style:language-asian="de" style:country-asian="DE"/>
    </style:style>
    <style:style style:name="P32" style:parent-style-name="Standard" style:family="paragraph">
      <style:paragraph-properties fo:text-align="center" fo:margin-top="0in" fo:margin-bottom="0in" fo:line-height="100%"/>
    </style:style>
    <style:style style:name="T33" style:parent-style-name="Absatz-Standardschriftart" style:family="text">
      <style:text-properties style:language-asian="de" style:country-asian="DE"/>
    </style:style>
    <style:style style:name="P34" style:parent-style-name="Standard" style:family="paragraph">
      <style:paragraph-properties fo:text-align="center" fo:margin-top="0in" fo:margin-bottom="0in" fo:line-height="100%"/>
    </style:style>
    <style:style style:name="T35" style:parent-style-name="Absatz-Standardschriftart" style:family="text">
      <style:text-properties style:language-asian="de" style:country-asian="DE"/>
    </style:style>
    <style:style style:name="P36" style:parent-style-name="Standard" style:family="paragraph">
      <style:paragraph-properties fo:text-align="center" fo:margin-top="0in" fo:margin-bottom="0in" fo:line-height="100%"/>
    </style:style>
    <style:style style:name="T37" style:parent-style-name="Absatz-Standardschriftart" style:family="text">
      <style:text-properties style:language-asian="de" style:country-asian="DE"/>
    </style:style>
    <style:style style:name="P38" style:parent-style-name="Standard" style:family="paragraph">
      <style:paragraph-properties fo:text-align="center" fo:margin-top="0in" fo:margin-bottom="0in" fo:line-height="100%"/>
    </style:style>
    <style:style style:name="T39" style:parent-style-name="Absatz-Standardschriftart" style:family="text">
      <style:text-properties style:language-asian="de" style:country-asian="DE"/>
    </style:style>
    <style:style style:name="P40" style:parent-style-name="Standard" style:family="paragraph">
      <style:paragraph-properties fo:text-align="center" fo:margin-top="0in" fo:margin-bottom="0in" fo:line-height="100%"/>
    </style:style>
    <style:style style:name="T41" style:parent-style-name="Absatz-Standardschriftart" style:family="text">
      <style:text-properties style:language-asian="de" style:country-asian="DE"/>
    </style:style>
    <style:style style:name="T42" style:parent-style-name="Absatz-Standardschriftart" style:family="text">
      <style:text-properties style:language-asian="de" style:country-asian="DE"/>
    </style:style>
    <style:style style:name="T43" style:parent-style-name="Absatz-Standardschriftart" style:family="text">
      <style:text-properties style:language-asian="de" style:country-asian="DE"/>
    </style:style>
    <style:style style:name="T44" style:parent-style-name="Absatz-Standardschriftart" style:family="text">
      <style:text-properties style:language-asian="de" style:country-asian="DE"/>
    </style:style>
    <style:style style:name="T45" style:parent-style-name="Absatz-Standardschriftart" style:family="text">
      <style:text-properties style:language-asian="de" style:country-asian="DE"/>
    </style:style>
    <style:style style:name="T46" style:parent-style-name="Absatz-Standardschriftart" style:family="text">
      <style:text-properties style:language-asian="de" style:country-asian="DE"/>
    </style:style>
    <style:style style:name="T47" style:parent-style-name="Absatz-Standardschriftart" style:family="text">
      <style:text-properties style:language-asian="de" style:country-asian="DE"/>
    </style:style>
    <style:style style:name="T48" style:parent-style-name="Absatz-Standardschriftart" style:family="text">
      <style:text-properties style:language-asian="de" style:country-asian="DE"/>
    </style:style>
    <style:style style:name="P49" style:parent-style-name="Standard" style:family="paragraph">
      <style:paragraph-properties fo:text-align="center" fo:margin-top="0in" fo:margin-bottom="0in" fo:line-height="100%"/>
    </style:style>
    <style:style style:name="T50" style:parent-style-name="Absatz-Standardschriftart" style:family="text">
      <style:text-properties style:language-asian="de" style:country-asian="DE"/>
    </style:style>
    <style:style style:name="P51" style:parent-style-name="Standard" style:family="paragraph">
      <style:paragraph-properties fo:margin-top="0in" fo:margin-bottom="0in" fo:line-height="100%"/>
    </style:style>
    <style:style style:name="T52" style:parent-style-name="Absatz-Standardschriftart" style:family="text">
      <style:text-properties style:language-asian="de" style:country-asian="DE"/>
    </style:style>
    <style:style style:name="T53" style:parent-style-name="Absatz-Standardschriftart" style:family="text">
      <style:text-properties style:language-asian="de" style:country-asian="DE"/>
    </style:style>
    <style:style style:name="T54" style:parent-style-name="Absatz-Standardschriftart" style:family="text">
      <style:text-properties style:language-asian="de" style:country-asian="DE"/>
    </style:style>
    <style:style style:name="P55" style:parent-style-name="Standard" style:family="paragraph">
      <style:paragraph-properties fo:text-align="center" fo:margin-top="0in" fo:margin-bottom="0in" fo:line-height="100%"/>
    </style:style>
    <style:style style:name="T56" style:parent-style-name="Absatz-Standardschriftart" style:family="text">
      <style:text-properties style:language-asian="de" style:country-asian="DE"/>
    </style:style>
    <style:style style:name="P57" style:parent-style-name="Standard" style:family="paragraph">
      <style:paragraph-properties fo:break-before="page"/>
    </style:style>
    <style:style style:name="P58" style:parent-style-name="Überschrift1" style:family="paragraph">
      <style:paragraph-properties fo:text-align="center"/>
      <style:text-properties fo:font-weight="bold" style:font-weight-asian="bold" fo:color="#000000"/>
    </style:style>
    <style:style style:name="P59" style:parent-style-name="Überschrift1" style:family="paragraph">
      <style:paragraph-properties fo:text-align="center"/>
      <style:text-properties fo:font-weight="bold" style:font-weight-asian="bold" fo:color="#000000"/>
    </style:style>
    <style:style style:name="T60" style:parent-style-name="Absatz-Standardschriftart" style:family="text">
      <style:text-properties style:language-asian="de" style:country-asian="DE"/>
    </style:style>
    <style:style style:name="P61" style:parent-style-name="Standard" style:family="paragraph">
      <style:paragraph-properties fo:text-align="center" fo:margin-top="0in" fo:margin-bottom="0in" fo:line-height="100%"/>
    </style:style>
    <style:style style:name="T62" style:parent-style-name="Absatz-Standardschriftart" style:family="text">
      <style:text-properties style:language-asian="de" style:country-asian="DE"/>
    </style:style>
    <style:style style:name="P63" style:parent-style-name="Standard" style:family="paragraph">
      <style:paragraph-properties fo:text-align="center" fo:margin-top="0in" fo:margin-bottom="0in" fo:line-height="100%"/>
    </style:style>
    <style:style style:name="T64" style:parent-style-name="Absatz-Standardschriftart" style:family="text">
      <style:text-properties style:language-asian="de" style:country-asian="DE"/>
    </style:style>
    <style:style style:name="P65" style:parent-style-name="Standard" style:family="paragraph">
      <style:paragraph-properties fo:text-align="center" fo:margin-top="0in" fo:margin-bottom="0in" fo:line-height="100%"/>
    </style:style>
    <style:style style:name="P66" style:parent-style-name="Standard" style:family="paragraph">
      <style:paragraph-properties fo:text-align="center" fo:margin-top="0in" fo:margin-bottom="0in" fo:line-height="100%"/>
    </style:style>
    <style:style style:name="P67" style:parent-style-name="Standard" style:family="paragraph">
      <style:paragraph-properties fo:text-align="center" fo:margin-top="0in" fo:margin-bottom="0in" fo:line-height="100%"/>
    </style:style>
    <style:style style:name="T68" style:parent-style-name="Absatz-Standardschriftart" style:family="text">
      <style:text-properties style:language-asian="de" style:country-asian="DE"/>
    </style:style>
    <style:style style:name="P69" style:parent-style-name="Standard" style:family="paragraph">
      <style:paragraph-properties fo:text-align="center" fo:margin-top="0in" fo:margin-bottom="0in" fo:line-height="100%"/>
    </style:style>
    <style:style style:name="T70" style:parent-style-name="Absatz-Standardschriftart" style:family="text">
      <style:text-properties style:language-asian="de" style:country-asian="DE"/>
    </style:style>
    <style:style style:name="T71" style:parent-style-name="Absatz-Standardschriftart" style:family="text">
      <style:text-properties style:language-asian="de" style:country-asian="DE"/>
    </style:style>
    <style:style style:name="P72" style:parent-style-name="Standard" style:family="paragraph">
      <style:paragraph-properties fo:text-align="center" fo:margin-top="0in" fo:margin-bottom="0in" fo:line-height="100%"/>
    </style:style>
    <style:style style:name="T73" style:parent-style-name="Absatz-Standardschriftart" style:family="text">
      <style:text-properties style:language-asian="de" style:country-asian="DE"/>
    </style:style>
    <style:style style:name="T74" style:parent-style-name="Absatz-Standardschriftart" style:family="text">
      <style:text-properties style:language-asian="de" style:country-asian="DE"/>
    </style:style>
    <style:style style:name="P75" style:parent-style-name="Standard" style:family="paragraph">
      <style:paragraph-properties fo:text-align="center" fo:margin-top="0in" fo:margin-bottom="0in" fo:line-height="100%"/>
    </style:style>
    <style:style style:name="T76" style:parent-style-name="Absatz-Standardschriftart" style:family="text">
      <style:text-properties style:language-asian="de" style:country-asian="DE"/>
    </style:style>
    <style:style style:name="T77" style:parent-style-name="Absatz-Standardschriftart" style:family="text">
      <style:text-properties style:language-asian="de" style:country-asian="DE"/>
    </style:style>
    <style:style style:name="P78" style:parent-style-name="Standard" style:family="paragraph">
      <style:paragraph-properties fo:text-align="center" fo:margin-top="0in" fo:margin-bottom="0in" fo:line-height="100%"/>
    </style:style>
    <style:style style:name="P79" style:parent-style-name="Standard" style:family="paragraph">
      <style:paragraph-properties fo:text-align="center" fo:margin-top="0in" fo:margin-bottom="0in" fo:line-height="100%"/>
    </style:style>
    <style:style style:name="T80" style:parent-style-name="Absatz-Standardschriftart" style:family="text">
      <style:text-properties style:language-asian="de" style:country-asian="DE"/>
    </style:style>
    <style:style style:name="P81" style:parent-style-name="Standard" style:family="paragraph">
      <style:paragraph-properties fo:text-align="center" fo:margin-top="0in" fo:margin-bottom="0in" fo:line-height="100%"/>
    </style:style>
    <style:style style:name="P82" style:parent-style-name="Standard" style:family="paragraph">
      <style:paragraph-properties fo:text-align="center" fo:margin-top="0in" fo:margin-bottom="0in" fo:line-height="100%"/>
    </style:style>
    <style:style style:name="T83" style:parent-style-name="Absatz-Standardschriftart" style:family="text">
      <style:text-properties style:language-asian="de" style:country-asian="DE"/>
    </style:style>
    <style:style style:name="T84" style:parent-style-name="Absatz-Standardschriftart" style:family="text">
      <style:text-properties style:language-asian="de" style:country-asian="DE"/>
    </style:style>
    <style:style style:name="T85" style:parent-style-name="Absatz-Standardschriftart" style:family="text">
      <style:text-properties style:language-asian="de" style:country-asian="DE"/>
    </style:style>
    <style:style style:name="P86" style:parent-style-name="Standard" style:family="paragraph">
      <style:paragraph-properties fo:text-align="center" fo:margin-top="0in" fo:margin-bottom="0in" fo:line-height="100%"/>
    </style:style>
    <style:style style:name="P87" style:parent-style-name="Standard" style:family="paragraph">
      <style:paragraph-properties fo:text-align="center" fo:margin-top="0in" fo:margin-bottom="0in" fo:line-height="100%"/>
    </style:style>
    <style:style style:family="graphic" style:name="a87">
      <style:graphic-properties draw:fill="none" draw:stroke="solid" svg:stroke-width="0.00694in" svg:stroke-color="#000000" draw:marker-end="a86" svg:stroke-opacity="100%" draw:stroke-linejoin="miter" svg:stroke-linecap="butt"/>
    </style:style>
    <style:style style:family="graphic" style:name="a124">
      <style:graphic-properties style:wrap="run-through" style:run-through="foreground" draw:fill="none" draw:stroke="solid" svg:stroke-width="0.00694in" svg:stroke-color="#000000" draw:marker-end="a1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0694in" svg:stroke-color="#000000" draw:marker-end="a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000000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0694in" svg:stroke-color="#000000" draw:marker-end="a9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4">
      <style:graphic-properties style:wrap="run-through" style:run-through="foreground" draw:fill="none" draw:stroke="solid" svg:stroke-width="0.00694in" svg:stroke-color="#000000" draw:marker-end="a9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9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style:wrap="run-through" style:run-through="foreground" draw:fill="none" draw:stroke="solid" svg:stroke-width="0.00694in" svg:stroke-color="#000000" draw:marker-end="a9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3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>
      <style:graphic-properties style:wrap="run-through" style:run-through="foreground" draw:fill="none" draw:stroke="solid" svg:stroke-width="0.00694in" svg:stroke-color="#000000" draw:marker-end="a6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5">
      <style:graphic-properties style:wrap="run-through" style:run-through="foreground" draw:fill="none" draw:stroke="solid" svg:stroke-width="0.00694in" svg:stroke-color="#000000" draw:marker-end="a10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8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07">
      <style:graphic-properties style:wrap="run-through" style:run-through="foreground" draw:fill="none" draw:stroke="solid" svg:stroke-width="0.00694in" svg:stroke-color="#000000" draw:marker-end="a10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0694in" svg:stroke-color="#000000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0694in" svg:stroke-color="#000000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0694in" svg:stroke-color="#000000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0694in" svg:stroke-color="#000000" draw:marker-end="a7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0">
      <style:graphic-properties style:wrap="run-through" style:run-through="foreground" draw:fill="none" draw:stroke="solid" svg:stroke-width="0.00694in" svg:stroke-color="#000000" draw:marker-end="a10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style:wrap="run-through" style:run-through="foreground" draw:fill="none" draw:stroke="solid" svg:stroke-width="0.00694in" svg:stroke-color="#000000" draw:marker-end="a7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2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8">
      <style:graphic-properties style:wrap="run-through" style:run-through="foreground" draw:fill="none" draw:stroke="solid" svg:stroke-width="0.00694in" svg:stroke-color="#000000" draw:marker-end="a7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0694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6">
      <style:graphic-properties style:wrap="run-through" style:run-through="foreground" draw:fill="none" draw:stroke="solid" svg:stroke-width="0.00694in" svg:stroke-color="#000000" draw:marker-end="a1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0694in" svg:stroke-color="#000000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8">
      <style:graphic-properties style:wrap="run-through" style:run-through="foreground" draw:fill="none" draw:stroke="solid" svg:stroke-width="0.00694in" svg:stroke-color="#000000" draw:marker-end="a1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0694in" svg:stroke-color="#000000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0694in" svg:stroke-color="#000000" draw:marker-end="a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0694in" svg:stroke-color="#00000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none" draw:stroke="solid" svg:stroke-width="0.00694in" svg:stroke-color="#00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8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20">
      <style:graphic-properties style:wrap="run-through" style:run-through="foreground" draw:fill="none" draw:stroke="solid" svg:stroke-width="0.00694in" svg:stroke-color="#000000" draw:marker-end="a1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>
      <style:graphic-properties draw:fill="none" draw:stroke="solid" svg:stroke-width="0.00694in" svg:stroke-color="#000000" draw:marker-end="a83" svg:stroke-opacity="100%" draw:stroke-linejoin="miter" svg:stroke-linecap="butt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<text:bookmark-start text:name="_Hlk482187576"/><text:bookmark-end text:name="_Hlk482187576"/>Wunschliste löschen</text:h>
      <text:p text:style-name="Standard"/>
      <text:p text:style-name="Standard"><draw:connector draw:type="line" svg:x1="2.96389in" svg:y1="0.30833in" svg:x2="2.95347in" svg:y2="0.6in" draw:z-index="251630592" draw:id="id0" draw:style-name="a1" draw:name="Gerade Verbindung mit Pfeil 1" text:anchor-type="paragraph"><svg:title/><svg:desc/></draw:connector></text:p>
      <text:p text:style-name="Standard"><draw:custom-shape svg:x="2.84931in" svg:y="0.25347in" svg:width="0.22639in" svg:height="0.25347in" draw:z-index="251627520" draw:id="id1" draw:style-name="a2" draw:name="Ellipse 1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Standard"><text:span text:style-name="T8"><draw:connector draw:type="line" svg:x1="4.45347in" svg:y1="0.00972in" svg:x2="3.09931in" svg:y2="0.00972in" draw:z-index="251654144" draw:id="id2" draw:style-name="a4" draw:name="Gerade Verbindung mit Pfeil 10" text:anchor-type="paragraph"><svg:title/><svg:desc/></draw:connector></text:span><text:span text:style-name="T9"><draw:connector draw:type="line" svg:x1="4.46389in" svg:y1="0.00972in" svg:x2="4.46389in" svg:y2="3.60347in" draw:z-index="251655168" draw:id="id3" draw:style-name="a5" draw:name="Gerader Verbinder 11" text:anchor-type="paragraph"><svg:title/><svg:desc/></draw:connector></text:span><draw:connector draw:type="line" svg:x1="2.96667in" svg:y1="0.03403in" svg:x2="2.96667in" svg:y2="0.72153in" draw:z-index="251628544" draw:id="id4" draw:style-name="a7" draw:name="Gerade Verbindung mit Pfeil 20" text:anchor-type="paragraph"><svg:title/><svg:desc/></draw:connector></text:p>
      <text:p text:style-name="Standard"><text:span text:style-name="T10"><draw:custom-shape svg:x="2.26042in" svg:y="0.35069in" svg:width="1.41667in" svg:height="0.5in" draw:z-index="251632640" draw:id="id5" draw:style-name="a8" draw:name="Rechteck: abgerundete Ecken 16" text:anchor-type="paragraph"><svg:title/><svg:desc/><text:p text:style-name="P11">Liste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/>
      <text:p text:style-name="Standard"><draw:connector draw:type="line" svg:x1="2.96875in" svg:y1="0.13333in" svg:x2="2.96875in" svg:y2="0.82083in" draw:z-index="251636736" draw:id="id6" draw:style-name="a10" draw:name="Gerade Verbindung mit Pfeil 3" text:anchor-type="paragraph"><svg:title/><svg:desc/></draw:connector></text:p>
      <text:p text:style-name="Standard"/>
      <text:p text:style-name="Standard"><text:span text:style-name="T12"><draw:custom-shape svg:x="2.25556in" svg:y="0.08958in" svg:width="1.41667in" svg:height="0.5in" draw:z-index="251634688" draw:id="id7" draw:style-name="a11" draw:name="Rechteck: abgerundete Ecken 2" text:anchor-type="paragraph"><svg:title/><svg:desc/><text:p text:style-name="P13">Warnhinweis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draw:connector draw:type="line" svg:x1="2.96875in" svg:y1="0.22778in" svg:x2="2.96875in" svg:y2="0.91528in" draw:z-index="251638784" draw:id="id8" draw:style-name="a13" draw:name="Gerade Verbindung mit Pfeil 4" text:anchor-type="paragraph"><svg:title/><svg:desc/></draw:connector></text:p>
      <text:p text:style-name="Standard"/>
      <text:p text:style-name="Standard"><text:span text:style-name="T14"><draw:g draw:z-index="251644928" draw:name="Gruppieren 6" draw:id="id11" draw:style-name="a16" text:anchor-type="paragraph"><svg:title/><svg:desc/><draw:custom-shape svg:x="2.48472in" svg:y="0.44861in" svg:width="0.94792in" svg:height="0.5in" draw:id="id9" draw:style-name="a14" draw:name="Rechteck: abgerundete Ecken 5"><svg:title/><svg:desc/><text:p text:style-name="P15">bestäti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45347in" svg:y="0.18819in" svg:width="1.03125in" svg:height="1.03125in" draw:id="id10" draw:style-name="a15" draw:name="Raute 17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/text:p>
      <text:p text:style-name="Standard"><text:span text:style-name="T16"><draw:connector draw:type="line" svg:x1="3.48472in" svg:y1="0.33542in" svg:x2="4.47431in" svg:y2="0.33542in" draw:z-index="251656192" draw:id="id12" draw:style-name="a17" draw:name="Gerader Verbinder 12" text:anchor-type="paragraph"><svg:title/><svg:desc/></draw:connector></text:span></text:p>
      <text:p text:style-name="Standard"><text:span text:style-name="T17"><draw:custom-shape svg:x="3.68264in" svg:y="0.01319in" svg:width="0.625in" svg:height="0.40625in" draw:z-index="251658240" draw:id="id13" draw:style-name="a18" draw:name="Rechteck: abgerundete Ecken 14" text:anchor-type="paragraph"><svg:title/><svg:desc/><text:p text:style-name="P18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19"><draw:custom-shape svg:x="2.44306in" svg:y="0.12986in" svg:width="0.38542in" svg:height="0.5in" draw:z-index="251649024" draw:id="id14" draw:style-name="a19" draw:name="Rechteck: abgerundete Ecken 8" text:anchor-type="paragraph"><svg:title/><svg:desc/><text:p text:style-name="P20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draw:connector draw:type="line" svg:x1="2.96875in" svg:y1="0.12708in" svg:x2="2.96875in" svg:y2="0.81458in" draw:z-index="251646976" draw:id="id15" draw:style-name="a21" draw:name="Gerade Verbindung mit Pfeil 7" text:anchor-type="paragraph"><svg:title/><svg:desc/></draw:connector></text:p>
      <text:p text:style-name="Standard"/>
      <text:p text:style-name="Standard"><text:span text:style-name="T21"><draw:g draw:z-index="251660288" draw:name="Gruppieren 277" draw:id="id18" draw:style-name="a24" text:anchor-type="paragraph"><svg:title/><svg:desc/><draw:custom-shape svg:x="2.89583in" svg:y="0.16319in" svg:width="0.15393in" svg:height="0.14583in" draw:id="id16" draw:style-name="a22" draw:name="Ellipse 20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4375in" svg:y="0.11111in" svg:width="0.25in" svg:height="0.2525in" draw:id="id17" draw:style-name="a23" draw:name="Ellipse 20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/text:p>
      <text:p text:style-name="Standard"/>
      <text:p text:style-name="Standard"/>
      <text:p text:style-name="Standard"/>
      <text:p text:style-name="P22"/>
      <text:soft-page-break/>
      <text:h text:style-name="P23" text:outline-level="1">Liste bearbeiten</text:h>
      <text:p text:style-name="Standard"><draw:connector draw:type="line" svg:x1="3.21806in" svg:y1="0.24792in" svg:x2="3.20764in" svg:y2="0.53958in" draw:z-index="251664384" draw:id="id19" draw:style-name="a26" draw:name="Gerade Verbindung mit Pfeil 22" text:anchor-type="paragraph"><svg:title/><svg:desc/></draw:connector></text:p>
      <text:p text:style-name="Standard"><draw:custom-shape svg:x="3.10417in" svg:y="0.10972in" svg:width="0.22639in" svg:height="0.25347in" draw:z-index="251662336" draw:id="id20" draw:style-name="a27" draw:name="Ellipse 1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22153in" svg:y1="0.25278in" svg:x2="3.22153in" svg:y2="0.94028in" draw:z-index="251663360" draw:id="id21" draw:style-name="a29" draw:name="Gerade Verbindung mit Pfeil 21" text:anchor-type="paragraph"><svg:title/><svg:desc/></draw:connector></text:p>
      <text:p text:style-name="Standard"/>
      <text:p text:style-name="Standard"><text:span text:style-name="T24"><draw:custom-shape svg:x="2.51042in" svg:y="0.22639in" svg:width="1.41667in" svg:height="0.5in" draw:z-index="251666432" draw:id="id22" draw:style-name="a30" draw:name="Rechteck: abgerundete Ecken 26" text:anchor-type="paragraph"><svg:title/><svg:desc/><text:p text:style-name="P25">Liste bearbeit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26"><draw:connector draw:type="line" svg:x1="-0.51528in" svg:y1="0.12847in" svg:x2="-0.51528in" svg:y2="4.52431in" draw:z-index="251710464" draw:id="id23" draw:style-name="a31" draw:name="Gerader Verbinder 279" text:anchor-type="paragraph"><svg:title/><svg:desc/></draw:connector></text:span><draw:connector draw:type="line" svg:x1="3.21389in" svg:y1="0.36528in" svg:x2="3.21389in" svg:y2="1.05278in" draw:z-index="251668480" draw:id="id24" draw:style-name="a33" draw:name="Gerade Verbindung mit Pfeil 27" text:anchor-type="paragraph"><svg:title/><svg:desc/></draw:connector><text:span text:style-name="T27"><draw:connector draw:type="line" svg:x1="-0.50486in" svg:y1="0.11806in" svg:x2="2.38055in" svg:y2="0.11806in" draw:z-index="251709440" draw:id="id25" draw:style-name="a35" draw:name="Gerade Verbindung mit Pfeil 278" text:anchor-type="paragraph"><svg:title/><svg:desc/></draw:connector></text:span></text:p>
      <text:p text:style-name="Standard"/>
      <text:p text:style-name="Standard"><text:span text:style-name="T28"><draw:custom-shape svg:x="1.43264in" svg:y="0.35764in" svg:width="3.34375in" svg:height="0.04931in" draw:z-index="251670528" draw:id="id26" draw:style-name="a36" draw:name="Rechteck 26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bookmark-start text:name="_Hlk481138122"/><text:bookmark-end text:name="_Hlk481138122"/><text:span text:style-name="T29"><draw:connector draw:type="standard" svg:x1="1.46389in" svg:y1="0.01875in" svg:x2="0.26597in" svg:y2="1.06042in" draw:z-index="251685888" draw:id="id27" draw:style-name="a38" draw:name="Verbinder: gewinkelt 259" text:anchor-type="paragraph"><svg:title/><svg:desc/></draw:connector></text:span><text:span text:style-name="T30"><draw:connector draw:type="standard" svg:x1="4.76597in" svg:y1="0.01875in" svg:x2="6.15139in" svg:y2="1.08125in" draw:z-index="251691008" draw:id="id28" draw:style-name="a40" draw:name="Verbinder: gewinkelt 263" text:anchor-type="paragraph"><svg:title/><svg:desc/></draw:connector></text:span><draw:connector draw:type="line" svg:x1="4.67708in" svg:y1="0.04167in" svg:x2="4.6875in" svg:y2="1.07292in" draw:z-index="251689984" draw:id="id29" draw:style-name="a42" draw:name="Gerade Verbindung mit Pfeil 262" text:anchor-type="paragraph"><svg:title/><svg:desc/></draw:connector><draw:connector draw:type="line" svg:x1="3.20347in" svg:y1="0.03611in" svg:x2="3.21389in" svg:y2="1.06736in" draw:z-index="251687936" draw:id="id30" draw:style-name="a44" draw:name="Gerade Verbindung mit Pfeil 260" text:anchor-type="paragraph"><svg:title/><svg:desc/></draw:connector><draw:connector draw:type="line" svg:x1="1.73403in" svg:y1="0.04583in" svg:x2="1.74444in" svg:y2="1.07708in" draw:z-index="251672576" draw:id="id31" draw:style-name="a46" draw:name="Gerade Verbindung mit Pfeil 28" text:anchor-type="paragraph"><svg:title/><svg:desc/></draw:connector></text:p>
      <text:p text:style-name="Standard"/>
      <text:p text:style-name="Standard"><text:span text:style-name="T31"><draw:custom-shape svg:x="3.97431in" svg:y="0.36528in" svg:width="1.41667in" svg:height="0.55208in" draw:z-index="251682816" draw:id="id32" draw:style-name="a47" draw:name="Rechteck: abgerundete Ecken 257" text:anchor-type="paragraph"><svg:title/><svg:desc/><text:p text:style-name="P32">Liste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3"><draw:custom-shape svg:x="5.45347in" svg:y="0.36528in" svg:width="1.41667in" svg:height="0.54167in" draw:z-index="251684864" draw:id="id33" draw:style-name="a48" draw:name="Rechteck: abgerundete Ecken 258" text:anchor-type="paragraph"><svg:title/><svg:desc/><text:p text:style-name="P34">Liste individualisier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5"><draw:custom-shape svg:x="2.50556in" svg:y="0.36528in" svg:width="1.41667in" svg:height="0.55208in" draw:z-index="251680768" draw:id="id34" draw:style-name="a49" draw:name="Rechteck: abgerundete Ecken 256" text:anchor-type="paragraph"><svg:title/><svg:desc/><text:p text:style-name="P36">Wunsch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7"><draw:custom-shape svg:x="1.03681in" svg:y="0.36528in" svg:width="1.41667in" svg:height="0.5625in" draw:z-index="251678720" draw:id="id35" draw:style-name="a50" draw:name="Rechteck: abgerundete Ecken 31" text:anchor-type="paragraph"><svg:title/><svg:desc/><text:p text:style-name="P38">Wunsch bearbeit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9"><draw:custom-shape svg:x="-0.44236in" svg:y="0.36528in" svg:width="1.41667in" svg:height="0.55208in" draw:z-index="251676672" draw:id="id36" draw:style-name="a51" draw:name="Rechteck: abgerundete Ecken 30" text:anchor-type="paragraph"><svg:title/><svg:desc/><text:p text:style-name="P40">Wunsch hinzufü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/>
      <text:p text:style-name="Standard"><text:span text:style-name="T41"><draw:connector draw:type="line" svg:x1="1.76597in" svg:y1="0.20139in" svg:x2="1.76597in" svg:y2="0.77431in" draw:z-index="251736064" draw:id="id37" draw:style-name="a52" draw:name="Gerader Verbinder 269" text:anchor-type="paragraph"><svg:title/><svg:desc/></draw:connector></text:span><text:span text:style-name="T42"><draw:connector draw:type="line" svg:x1="0.26597in" svg:y1="0.19097in" svg:x2="0.26597in" svg:y2="0.76389in" draw:z-index="251737088" draw:id="id38" draw:style-name="a53" draw:name="Gerader Verbinder 270" text:anchor-type="paragraph"><svg:title/><svg:desc/></draw:connector></text:span><text:span text:style-name="T43"><draw:connector draw:type="line" svg:x1="3.21389in" svg:y1="0.18056in" svg:x2="3.21389in" svg:y2="0.75347in" draw:z-index="251738112" draw:id="id39" draw:style-name="a54" draw:name="Gerader Verbinder 271" text:anchor-type="paragraph"><svg:title/><svg:desc/></draw:connector></text:span><text:span text:style-name="T44"><draw:connector draw:type="line" svg:x1="4.68264in" svg:y1="0.18056in" svg:x2="4.68264in" svg:y2="0.75347in" draw:z-index="251739136" draw:id="id40" draw:style-name="a55" draw:name="Gerader Verbinder 272" text:anchor-type="paragraph"><svg:title/><svg:desc/></draw:connector></text:span><text:span text:style-name="T45"><draw:connector draw:type="line" svg:x1="6.15139in" svg:y1="0.20139in" svg:x2="6.15139in" svg:y2="0.77431in" draw:z-index="251740160" draw:id="id41" draw:style-name="a56" draw:name="Gerader Verbinder 273" text:anchor-type="paragraph"><svg:title/><svg:desc/></draw:connector></text:span></text:p>
      <text:p text:style-name="Standard"/>
      <text:p text:style-name="Standard"><text:span text:style-name="T46"><draw:connector draw:type="line" svg:x1="3.21389in" svg:y1="0.05903in" svg:x2="3.21389in" svg:y2="0.74653in" draw:z-index="251742208" draw:id="id42" draw:style-name="a58" draw:name="Gerade Verbindung mit Pfeil 267" text:anchor-type="paragraph"><svg:title/><svg:desc/></draw:connector></text:span><text:span text:style-name="T47"><draw:connector draw:type="line" svg:x1="0.26597in" svg:y1="0.04861in" svg:x2="6.16181in" svg:y2="0.04861in" draw:z-index="251743232" draw:id="id43" draw:style-name="a59" draw:name="Gerader Verbinder 268" text:anchor-type="paragraph"><svg:title/><svg:desc/></draw:connector></text:span></text:p>
      <text:p text:style-name="Standard"/>
      <text:p text:style-name="Standard"><text:span text:style-name="T48"><draw:custom-shape svg:x="0.91667in" svg:y="0.16458in" svg:width="0.52083in" svg:height="0.33333in" draw:z-index="251792384" draw:id="id44" draw:style-name="a60" draw:name="Rechteck: abgerundete Ecken 305" text:anchor-type="paragraph"><svg:title/><svg:desc/><text:p text:style-name="P49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0"><draw:g draw:z-index="251788288" draw:name="Gruppieren 301" draw:id="id47" draw:style-name="a63" text:anchor-type="paragraph"><svg:title/><svg:desc/><draw:custom-shape svg:x="2.73333in" svg:y="0.29097in" svg:width="0.94792in" svg:height="0.5in" draw:id="id45" draw:style-name="a61" draw:name="Rechteck: abgerundete Ecken 302"><svg:title/><svg:desc/><text:p text:style-name="P51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70208in" svg:y="0.03056in" svg:width="1.03125in" svg:height="1.03125in" draw:id="id46" draw:style-name="a62" draw:name="Raute 303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/text:p>
      <text:p text:style-name="Standard"><text:span text:style-name="T52"><draw:connector draw:type="line" svg:x1="-0.50486in" svg:y1="0.17778in" svg:x2="2.69306in" svg:y2="0.17778in" draw:z-index="251747328" draw:id="id48" draw:style-name="a64" draw:name="Gerader Verbinder 280" text:anchor-type="paragraph"><svg:title/><svg:desc/></draw:connector></text:span></text:p>
      <text:p text:style-name="Standard"><text:span text:style-name="T53"><draw:connector draw:type="line" svg:x1="3.21389in" svg:y1="0.30417in" svg:x2="3.21389in" svg:y2="0.99167in" draw:z-index="251754496" draw:id="id49" draw:style-name="a66" draw:name="Gerade Verbindung mit Pfeil 193" text:anchor-type="paragraph"><svg:title/><svg:desc/></draw:connector></text:span></text:p>
      <text:p text:style-name="Standard"><text:span text:style-name="T54"><draw:custom-shape svg:x="3.29977in" svg:y="0.11458in" svg:width="0.38542in" svg:height="0.33333in" draw:z-index="251790336" draw:id="id50" draw:style-name="a67" draw:name="Rechteck: abgerundete Ecken 304" text:anchor-type="paragraph"><svg:title/><svg:desc/><text:p text:style-name="P55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56"><draw:g draw:z-index="251754496" draw:name="Gruppieren 196" draw:id="id53" draw:style-name="a70" text:anchor-type="paragraph"><svg:title/><svg:desc/><draw:custom-shape svg:x="3.14097in" svg:y="0.31797in" svg:width="0.15393in" svg:height="0.14559in" draw:id="id51" draw:style-name="a68" draw:name="Ellipse 19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8889in" svg:y="0.26597in" svg:width="0.25in" svg:height="0.25208in" draw:id="id52" draw:style-name="a69" draw:name="Ellipse 19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/text:p>
      <text:p text:style-name="Standard"/>
      <text:p text:style-name="Standard"/>
      <text:p text:style-name="Standard"/>
      <text:p text:style-name="P57"/>
      <text:h text:style-name="P58" text:outline-level="1"/>
      <text:h text:style-name="P59" text:outline-level="1">Wunschliste erstellen</text:h>
      <text:p text:style-name="Standard"><draw:connector draw:type="line" svg:x1="3.04097in" svg:y1="0.08194in" svg:x2="3.03056in" svg:y2="0.37361in" draw:z-index="251758592" draw:id="id54" draw:style-name="a72" draw:name="Gerade Verbindung mit Pfeil 205" text:anchor-type="paragraph"><svg:title/><svg:desc/></draw:connector><draw:custom-shape svg:x="2.92708in" svg:y="0.39028in" svg:width="0.22639in" svg:height="0.25347in" draw:z-index="251756544" draw:id="id55" draw:style-name="a73" draw:name="Ellipse 20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Standard"><text:span text:style-name="T60"><draw:connector draw:type="line" svg:x1="3.04167in" svg:y1="0.20972in" svg:x2="3.04167in" svg:y2="0.48056in" draw:z-index="251767808" draw:id="id56" draw:style-name="a75" draw:name="Gerade Verbindung mit Pfeil 218" text:anchor-type="paragraph"><svg:title/><svg:desc/></draw:connector></text:span></text:p>
      <text:p text:style-name="Standard"><draw:custom-shape svg:x="2.32778in" svg:y="0.12292in" svg:width="1.41667in" svg:height="0.5in" draw:z-index="251759616" draw:id="id57" draw:style-name="a76" draw:name="Rechteck: abgerundete Ecken 206" text:anchor-type="paragraph"><svg:title/><svg:desc/><text:p text:style-name="P61">Liste erstel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62"><draw:connector draw:type="line" svg:x1="3.04722in" svg:y1="0.27222in" svg:x2="3.04722in" svg:y2="0.54306in" draw:z-index="251761664" draw:id="id58" draw:style-name="a78" draw:name="Gerade Verbindung mit Pfeil 209" text:anchor-type="paragraph"><svg:title/><svg:desc/></draw:connector></text:span></text:p>
      <text:p text:style-name="Standard"><draw:custom-shape svg:x="2.32292in" svg:y="0.22292in" svg:width="1.41667in" svg:height="0.5in" draw:z-index="251760640" draw:id="id59" draw:style-name="a79" draw:name="Rechteck: abgerundete Ecken 207" text:anchor-type="paragraph"><svg:title/><svg:desc/><text:p text:style-name="P63">Anlass<text:s/>auswäh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64"><draw:g draw:z-index="251806720" draw:name="Gruppieren 328" draw:id="id68" draw:style-name="a89" text:anchor-type="paragraph"><svg:title/><svg:desc/><draw:g draw:name="Gruppieren 308" draw:id="id62"><svg:title/><svg:desc/><draw:custom-shape svg:x="2.55764in" svg:y="6.11875in" svg:width="0.94792in" svg:height="0.5in" draw:id="id60" draw:style-name="a80" draw:name="Rechteck: abgerundete Ecken 309"><svg:title/><svg:desc/><text:p text:style-name="P65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52639in" svg:y="5.85833in" svg:width="1.03125in" svg:height="1.03125in" draw:id="id61" draw:style-name="a81" draw:name="Raute 310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draw:connector draw:type="line" svg:x1="3.57847in" svg:y1="6.43125in" svg:x2="4.57847in" svg:y2="6.43125in" draw:id="id63" draw:style-name="a82" draw:name="Gerader Verbinder 311"><svg:title/><svg:desc/></draw:connector><draw:connector draw:type="standard" svg:x1="4.49514in" svg:y1="6.43125in" svg:x2="3.75556in" svg:y2="0.09792in" draw:id="id64" draw:style-name="a84" draw:name="Verbinder: gewinkelt 312"><svg:title/><svg:desc/></draw:connector><draw:custom-shape svg:x="4.16181in" svg:y="6.025in" svg:width="0.52083in" svg:height="0.33333in" draw:id="id65" draw:style-name="a85" draw:name="Rechteck: abgerundete Ecken 313"><svg:title/><svg:desc/><text:p text:style-name="P66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onnector draw:type="standard" svg:x1="2.51597in" svg:y1="6.44167in" svg:x2="0.79722in" svg:y2="5.56667in" draw:id="id66" draw:style-name="a87" draw:name="Verbinder: gewinkelt 314"><svg:title/><svg:desc/></draw:connector><draw:custom-shape svg:x="1.82847in" svg:y="6.50417in" svg:width="0.52083in" svg:height="0.33333in" draw:id="id67" draw:style-name="a88" draw:name="Rechteck: abgerundete Ecken 315"><svg:title/><svg:desc/><text:p text:style-name="P67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draw:g></text:span><text:span text:style-name="T68"><draw:connector draw:type="line" svg:x1="3.03681in" svg:y1="0.35833in" svg:x2="3.03681in" svg:y2="0.62917in" draw:z-index="251763712" draw:id="id69" draw:style-name="a91" draw:name="Gerade Verbindung mit Pfeil 216" text:anchor-type="paragraph"><svg:title/><svg:desc/></draw:connector></text:span></text:p>
      <text:p text:style-name="Standard"><draw:custom-shape svg:x="2.32847in" svg:y="0.29792in" svg:width="1.41667in" svg:height="0.5in" draw:z-index="251769856" draw:id="id70" draw:style-name="a92" draw:name="Rechteck: abgerundete Ecken 219" text:anchor-type="paragraph"><svg:title/><svg:desc/><text:p text:style-name="P69">Ablaufdatum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70"><draw:connector draw:type="standard" svg:x1="4.38055in" svg:y1="1.13264in" svg:x2="3.76597in" svg:y2="0.22639in" draw:z-index="251780096" draw:id="id71" draw:style-name="a94" draw:name="Verbinder: gewinkelt 291" text:anchor-type="paragraph"><svg:title/><svg:desc/></draw:connector></text:span></text:p>
      <text:p text:style-name="Standard"><text:span text:style-name="T71"><draw:g draw:z-index="251773952" draw:name="Gruppieren 221" draw:id="id74" draw:style-name="a97" text:anchor-type="paragraph"><svg:title/><svg:desc/><draw:custom-shape svg:x="2.64571in" svg:y="0.56585in" svg:width="0.77557in" svg:height="0.40909in" draw:id="id72" draw:style-name="a95" draw:name="Rechteck: abgerundete Ecken 222"><svg:title/><svg:desc/><text:p text:style-name="P72">gültig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62014in" svg:y="0.35278in" svg:width="0.84375in" svg:height="0.84375in" draw:id="id73" draw:style-name="a96" draw:name="Raute 223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text:span text:style-name="T73"><draw:connector draw:type="line" svg:x1="3.03681in" svg:y1="0.08194in" svg:x2="3.03681in" svg:y2="0.35278in" draw:z-index="251765760" draw:id="id75" draw:style-name="a99" draw:name="Gerade Verbindung mit Pfeil 217" text:anchor-type="paragraph"><svg:title/><svg:desc/></draw:connector></text:span></text:p>
      <text:p text:style-name="Standard"/>
      <text:p text:style-name="Standard"><text:span text:style-name="T74"><draw:custom-shape svg:x="2.55208in" svg:y="0.34514in" svg:width="0.38542in" svg:height="0.33333in" draw:z-index="251778048" draw:id="id76" draw:style-name="a100" draw:name="Rechteck: abgerundete Ecken 289" text:anchor-type="paragraph"><svg:title/><svg:desc/><text:p text:style-name="P75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76"><draw:connector draw:type="line" svg:x1="3.46389in" svg:y1="0.04306in" svg:x2="4.46389in" svg:y2="0.04306in" draw:z-index="251779072" draw:id="id77" draw:style-name="a101" draw:name="Gerader Verbinder 290" text:anchor-type="paragraph"><svg:title/><svg:desc/></draw:connector></text:span><text:span text:style-name="T77"><draw:custom-shape svg:x="3.72431in" svg:y="0.11597in" svg:width="0.52083in" svg:height="0.33333in" draw:z-index="251626495" draw:id="id78" draw:style-name="a102" draw:name="Rechteck: abgerundete Ecken 292" text:anchor-type="paragraph"><svg:title/><svg:desc/><text:p text:style-name="P78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draw:custom-shape svg:x="2.33333in" svg:y="0.34306in" svg:width="1.41667in" svg:height="0.5in" draw:z-index="251782144" draw:id="id79" draw:style-name="a103" draw:name="Rechteck: abgerundete Ecken 293" text:anchor-type="paragraph"><svg:title/><svg:desc/><text:p text:style-name="P79">Name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pan text:style-name="T80"><draw:connector draw:type="line" svg:x1="3.03681in" svg:y1="0.07569in" svg:x2="3.03681in" svg:y2="0.34653in" draw:z-index="251776000" draw:id="id80" draw:style-name="a105" draw:name="Gerade Verbindung mit Pfeil 288" text:anchor-type="paragraph"><svg:title/><svg:desc/></draw:connector></text:span></text:p>
      <text:p text:style-name="Standard"/>
      <text:p text:style-name="Standard"><draw:connector draw:type="line" svg:x1="3.04167in" svg:y1="0.13056in" svg:x2="3.04167in" svg:y2="0.40139in" draw:z-index="251786240" draw:id="id81" draw:style-name="a107" draw:name="Gerade Verbindung mit Pfeil 297" text:anchor-type="paragraph"><svg:title/><svg:desc/></draw:connector></text:p>
      <text:p text:style-name="Standard"><draw:custom-shape svg:x="2.32847in" svg:y="0.04861in" svg:width="1.41667in" svg:height="0.55208in" draw:z-index="251785216" draw:id="id82" draw:style-name="a108" draw:name="Rechteck: abgerundete Ecken 296" text:anchor-type="paragraph"><svg:title/><svg:desc/><text:p text:style-name="P81">Email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draw:connector draw:type="line" svg:x1="3.03681in" svg:y1="0.23819in" svg:x2="3.03681in" svg:y2="0.50903in" draw:z-index="251794432" draw:id="id83" draw:style-name="a110" draw:name="Gerade Verbindung mit Pfeil 306" text:anchor-type="paragraph"><svg:title/><svg:desc/></draw:connector></text:p>
      <text:p text:style-name="Standard"><draw:custom-shape svg:x="2.32847in" svg:y="0.17708in" svg:width="1.41667in" svg:height="0.55208in" draw:z-index="251625470" draw:id="id84" draw:style-name="a111" draw:name="Rechteck: abgerundete Ecken 322" text:anchor-type="paragraph"><svg:title/><svg:desc/><text:p text:style-name="P82">Passwort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83"><draw:g draw:z-index="251827200" draw:name="Gruppieren 331" draw:id="id87" draw:style-name="a114" text:anchor-type="paragraph"><svg:title/><svg:desc/><draw:custom-shape svg:x="0.75in" svg:y="0.20894in" svg:width="0.15393in" svg:height="0.14559in" draw:id="id85" draw:style-name="a112" draw:name="Ellipse 33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69792in" svg:y="0.15694in" svg:width="0.25in" svg:height="0.25208in" draw:id="id86" draw:style-name="a113" draw:name="Ellipse 33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text:span text:style-name="T84"><draw:connector draw:type="line" svg:x1="3.04722in" svg:y1="0.35486in" svg:x2="3.04722in" svg:y2="1.49028in" draw:z-index="251825152" draw:id="id88" draw:style-name="a116" draw:name="Gerade Verbindung mit Pfeil 330" text:anchor-type="paragraph"><svg:title/><svg:desc/></draw:connector></text:span></text:p>
      <text:p text:style-name="Standard"><text:span text:style-name="T85"><draw:connector draw:type="line" svg:x1="0.80764in" svg:y1="0.33611in" svg:x2="0.80764in" svg:y2="0.05486in" draw:z-index="251809792" draw:id="id89" draw:style-name="a118" draw:name="Gerade Verbindung mit Pfeil 318" text:anchor-type="paragraph"><svg:title/><svg:desc/></draw:connector></text:span><draw:connector draw:type="line" svg:x1="3.22431in" svg:y1="0.01389in" svg:x2="3.94306in" svg:y2="0.33681in" draw:z-index="251822080" draw:id="id90" draw:style-name="a120" draw:name="Gerade Verbindung mit Pfeil 326" text:anchor-type="paragraph"><svg:title/><svg:desc/></draw:connector><draw:custom-shape svg:x="3.96389in" svg:y="0.31597in" svg:width="1.41667in" svg:height="0.5in" draw:z-index="251808768" draw:id="id91" draw:style-name="a121" draw:name="Rechteck: abgerundete Ecken 317" text:anchor-type="paragraph"><svg:title/><svg:desc/><text:p text:style-name="P86">Überraschungs-modus<text:s/>aktivier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09931in" svg:y="0.36806in" svg:width="1.41667in" svg:height="0.5in" draw:z-index="251813888" draw:id="id92" draw:style-name="a122" draw:name="Rechteck: abgerundete Ecken 320" text:anchor-type="paragraph"><svg:title/><svg:desc/><text:p text:style-name="P87">Liste bearbeit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/>
      <text:p text:style-name="Standard"><draw:connector draw:type="line" svg:x1="3.89097in" svg:y1="0.08958in" svg:x2="3.12014in" svg:y2="0.40208in" draw:z-index="251824128" draw:id="id93" draw:style-name="a124" draw:name="Gerade Verbindung mit Pfeil 327" text:anchor-type="paragraph"><svg:title/><svg:desc/></draw:connector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" style:display-name="Kopf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0" svg:viewBox="0 0 20 30" svg:d="m10 0-10 30h20z"/>
    <draw:marker draw:name="a57" svg:viewBox="0 0 20 30" svg:d="m10 0-10 30h20z"/>
    <draw:marker draw:name="a104" svg:viewBox="0 0 20 30" svg:d="m10 0-10 30h20z"/>
    <draw:marker draw:name="a25" svg:viewBox="0 0 20 30" svg:d="m10 0-10 30h20z"/>
    <draw:marker draw:name="a106" svg:viewBox="0 0 20 30" svg:d="m10 0-10 30h20z"/>
    <draw:marker draw:name="a71" svg:viewBox="0 0 20 30" svg:d="m10 0-10 30h20z"/>
    <draw:marker draw:name="a28" svg:viewBox="0 0 20 30" svg:d="m10 0-10 30h20z"/>
    <draw:marker draw:name="a109" svg:viewBox="0 0 20 30" svg:d="m10 0-10 30h20z"/>
    <draw:marker draw:name="a0" svg:viewBox="0 0 20 30" svg:d="m10 0-10 30h20z"/>
    <draw:marker draw:name="a74" svg:viewBox="0 0 20 30" svg:d="m10 0-10 30h20z"/>
    <draw:marker draw:name="a77" svg:viewBox="0 0 20 30" svg:d="m10 0-10 30h20z"/>
    <draw:marker draw:name="a3" svg:viewBox="0 0 20 30" svg:d="m10 0-10 30h20z"/>
    <draw:marker draw:name="a41" svg:viewBox="0 0 20 30" svg:d="m10 0-10 30h20z"/>
    <draw:marker draw:name="a123" svg:viewBox="0 0 20 30" svg:d="m10 0-10 30h20z"/>
    <draw:marker draw:name="a6" svg:viewBox="0 0 20 30" svg:d="m10 0-10 30h20z"/>
    <draw:marker draw:name="a43" svg:viewBox="0 0 20 30" svg:d="m10 0-10 30h20z"/>
    <draw:marker draw:name="a45" svg:viewBox="0 0 20 30" svg:d="m10 0-10 30h20z"/>
    <draw:marker draw:name="a9" svg:viewBox="0 0 20 30" svg:d="m10 0-10 30h20z"/>
    <draw:marker draw:name="a90" svg:viewBox="0 0 20 30" svg:d="m10 0-10 30h20z"/>
    <draw:marker draw:name="a12" svg:viewBox="0 0 20 30" svg:d="m10 0-10 30h20z"/>
    <draw:marker draw:name="a93" svg:viewBox="0 0 20 30" svg:d="m10 0-10 30h20z"/>
    <draw:marker draw:name="a98" svg:viewBox="0 0 20 30" svg:d="m10 0-10 30h20z"/>
    <draw:marker draw:name="a65" svg:viewBox="0 0 20 30" svg:d="m10 0-10 30h20z"/>
    <draw:marker draw:name="a32" svg:viewBox="0 0 20 30" svg:d="m10 0-10 30h20z"/>
    <draw:marker draw:name="a34" svg:viewBox="0 0 20 30" svg:d="m10 0-10 30h20z"/>
    <draw:marker draw:name="a115" svg:viewBox="0 0 20 30" svg:d="m10 0-10 30h20z"/>
    <draw:marker draw:name="a117" svg:viewBox="0 0 20 30" svg:d="m10 0-10 30h20z"/>
    <draw:marker draw:name="a37" svg:viewBox="0 0 20 30" svg:d="m10 0-10 30h20z"/>
    <draw:marker draw:name="a119" svg:viewBox="0 0 20 30" svg:d="m10 0-10 30h20z"/>
    <draw:marker draw:name="a39" svg:viewBox="0 0 20 30" svg:d="m10 0-10 30h20z"/>
    <draw:marker draw:name="a83" svg:viewBox="0 0 20 30" svg:d="m10 0-10 30h20z"/>
    <draw:marker draw:name="a86" svg:viewBox="0 0 20 30" svg:d="m10 0-10 30h20z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center" fo:margin-top="0in" fo:margin-bottom="0in" fo:line-height="100%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Absatz-Standardschriftart" style:family="text">
      <style:text-properties fo:font-size="12pt" style:font-size-asian="12pt" style:font-size-complex="12pt"/>
    </style:style>
    <style:style style:name="T5" style:parent-style-name="Absatz-Standardschriftart" style:family="text">
      <style:text-properties fo:font-size="12pt" style:font-size-asian="12pt" style:font-size-complex="12pt"/>
    </style:style>
    <style:style style:name="P6" style:parent-style-name="Standard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P7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HS Bremen, IFI, SoSe<text:s/><text:span text:style-name="T3">2017</text:span><text:span text:style-name="T4">,</text:span><text:span text:style-name="T5"><text:s/>Rütjerodt, Bellmass,</text:span></text:p>
        <text:p text:style-name="P6">Mangal, Düpont</text:p>
        <text:p text:style-name="Kopfzeile"/>
      </style:header>
      <style:footer>
        <text:p text:style-name="P7"><text:page-number text:fixed="false">3</text:page-number><text:s/>von<text:s/>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ha Duepont</meta:initial-creator>
    <dc:creator>Martha Duepont</dc:creator>
    <meta:creation-date>2017-05-10T13:11:00Z</meta:creation-date>
    <dc:date>2017-05-10T13:11:00Z</dc:date>
    <meta:template xlink:href="Normal.dotm" xlink:type="simple"/>
    <meta:editing-cycles>2</meta:editing-cycles>
    <meta:editing-duration>PT0S</meta:editing-duration>
    <meta:document-statistic meta:page-count="3" meta:paragraph-count="1" meta:word-count="27" meta:character-count="202" meta:row-count="1" meta:non-whitespace-character-count="176"/>
  </office:meta>
</office:document-meta>
</file>